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6c2b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16f6f3"/>
    </style:style>
    <style:style style:name="T7" style:family="text">
      <style:text-properties officeooo:rsid="00250d54"/>
    </style:style>
    <style:style style:name="T8" style:family="text">
      <style:text-properties officeooo:rsid="0026c2bd"/>
    </style:style>
    <style:style style:name="T9" style:family="text">
      <style:text-properties officeooo:rsid="0026e148"/>
    </style:style>
    <style:style style:name="T10" style:family="text">
      <style:text-properties officeooo:rsid="00281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the </text:span><text:span text:style-name="T9">more bricks</text:span><text:span text:style-name="T7"> </text:span><text:span text:style-name="T8">craftingtweak</text:span><text:span text:style-name="T6"> </text:span><text:span text:style-name="T7">as nobody uses it </text:span><text:span text:style-name="T9">and its kind of unbalanced, 4 bricks giving 4 blocks doesn’t make sense compared to 4 bricks making 1 block </text:span><text:span text:style-name="T10">as a block consists of multiple bricks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3: To remove the more bricks crafting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2:24.294890423</dc:date>
    <meta:editing-duration>PT4M11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75" meta:character-count="462" meta:non-whitespace-character-count="395"/>
  </office:meta>
</office:document-meta>
</file>